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12pt" officeooo:rsid="000cdd44" officeooo:paragraph-rsid="000cdd44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fo:font-size="16pt" officeooo:rsid="000cace6" officeooo:paragraph-rsid="000cace6" style:font-size-asian="16pt" style:font-size-complex="16pt"/>
    </style:style>
    <style:style style:name="P3" style:family="paragraph" style:parent-style-name="Preformatted_20_Text">
      <style:paragraph-properties fo:text-align="center" style:justify-single-word="false"/>
      <style:text-properties fo:color="#666666" fo:font-size="12pt" officeooo:rsid="000cace6" officeooo:paragraph-rsid="000cace6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officeooo:rsid="000cb840" officeooo:paragraph-rsid="000cb840"/>
    </style:style>
    <style:style style:name="P5" style:family="paragraph" style:parent-style-name="Preformatted_20_Text">
      <style:paragraph-properties fo:text-align="start" style:justify-single-word="false"/>
      <style:text-properties fo:font-size="14pt" fo:text-shadow="none" fo:font-weight="bold" officeooo:rsid="000cb840" officeooo:paragraph-rsid="000cb840" style:font-size-asian="14pt" style:font-weight-asian="bold" style:font-size-complex="14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Liberation Mono" fo:font-size="10pt" fo:text-shadow="none" fo:font-weight="normal" officeooo:rsid="000f7ee5" officeooo:paragraph-rsid="000f7ee5" style:font-size-asian="10pt" style:font-weight-asian="normal" style:font-size-complex="10pt" style:font-weight-complex="normal"/>
    </style:style>
    <style:style style:name="P7" style:family="paragraph" style:parent-style-name="Preformatted_20_Text" style:list-style-name="L1">
      <style:paragraph-properties fo:text-align="start" style:justify-single-word="false"/>
      <style:text-properties officeooo:paragraph-rsid="000f7ee5"/>
    </style:style>
    <style:style style:name="P8" style:family="paragraph" style:parent-style-name="Preformatted_20_Text">
      <style:paragraph-properties fo:text-align="start" style:justify-single-word="false"/>
      <style:text-properties fo:font-size="10pt" officeooo:rsid="000cdd44" officeooo:paragraph-rsid="000cdd44" style:font-size-asian="10pt" style:font-size-complex="10pt"/>
    </style:style>
    <style:style style:name="P9" style:family="paragraph" style:parent-style-name="Preformatted_20_Text">
      <style:paragraph-properties fo:text-align="start" style:justify-single-word="false"/>
      <style:text-properties fo:font-size="10pt" officeooo:rsid="000e4357" officeooo:paragraph-rsid="000cdd44" style:font-size-asian="10pt" style:font-size-complex="10pt"/>
    </style:style>
    <style:style style:name="P10" style:family="paragraph" style:parent-style-name="Preformatted_20_Text">
      <style:paragraph-properties fo:text-align="start" style:justify-single-word="false"/>
      <style:text-properties fo:font-size="10pt" fo:text-shadow="none" fo:font-weight="bold" officeooo:rsid="0014e4ef" officeooo:paragraph-rsid="0014e4ef" style:font-size-asian="10pt" style:font-weight-asian="bold" style:font-size-complex="10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font-size="10pt" fo:text-shadow="none" fo:font-weight="normal" officeooo:rsid="000f7ee5" officeooo:paragraph-rsid="000f7ee5" style:font-size-asian="10pt" style:font-weight-asian="normal" style:font-size-complex="10pt" style:font-weight-complex="normal"/>
    </style:style>
    <style:style style:name="P12" style:family="paragraph" style:parent-style-name="Preformatted_20_Text" style:list-style-name="L2">
      <style:paragraph-properties fo:text-align="start" style:justify-single-word="false"/>
      <style:text-properties fo:font-size="10pt" fo:text-shadow="none" fo:font-weight="normal" officeooo:rsid="000f7ee5" officeooo:paragraph-rsid="000f7ee5" style:font-size-asian="10pt" style:font-weight-asian="normal" style:font-size-complex="10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size="10pt" fo:text-shadow="none" fo:font-weight="normal" officeooo:rsid="0014e4ef" officeooo:paragraph-rsid="000f7ee5" style:font-size-asian="10pt" style:font-weight-asian="normal" style:font-size-complex="10pt" style:font-weight-complex="normal"/>
    </style:style>
    <style:style style:name="P14" style:family="paragraph" style:parent-style-name="Preformatted_20_Text" style:list-style-name="L2">
      <style:paragraph-properties fo:text-align="start" style:justify-single-word="false"/>
      <style:text-properties fo:font-size="10pt" fo:text-shadow="none" style:text-underline-style="solid" style:text-underline-width="auto" style:text-underline-color="font-color" fo:font-weight="bold" officeooo:rsid="000f7ee5" officeooo:paragraph-rsid="000f7ee5" style:font-size-asian="10pt" style:font-weight-asian="bold" style:font-size-complex="10pt" style:font-weight-complex="bold"/>
    </style:style>
    <style:style style:name="P15" style:family="paragraph" style:parent-style-name="Preformatted_20_Text" style:list-style-name="L2">
      <style:paragraph-properties fo:text-align="start" style:justify-single-word="false"/>
      <style:text-properties fo:font-size="10pt" fo:text-shadow="none" style:text-underline-style="none" fo:font-weight="normal" officeooo:rsid="0014e4ef" officeooo:paragraph-rsid="0014e4ef" style:font-size-asian="10pt" style:font-weight-asian="normal" style:font-size-complex="10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officeooo:rsid="000f7ee5" officeooo:paragraph-rsid="000f7ee5"/>
    </style:style>
    <style:style style:name="P17" style:family="paragraph" style:parent-style-name="Preformatted_20_Text" style:list-style-name="L1">
      <style:paragraph-properties fo:text-align="start" style:justify-single-word="false"/>
      <style:text-properties officeooo:rsid="000f7ee5" officeooo:paragraph-rsid="000f7ee5"/>
    </style:style>
    <style:style style:name="P18" style:family="paragraph" style:parent-style-name="Preformatted_20_Text">
      <style:paragraph-properties fo:text-align="start" style:justify-single-word="false"/>
      <style:text-properties fo:font-size="14pt" fo:text-shadow="none" fo:font-weight="bold" officeooo:rsid="000f7ee5" officeooo:paragraph-rsid="000f7ee5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font-size="14pt" fo:text-shadow="none" fo:font-weight="bold" officeooo:rsid="000f7ee5" officeooo:paragraph-rsid="0014e4ef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font-size="14pt" fo:text-shadow="none" fo:font-weight="bold" officeooo:rsid="0010db85" officeooo:paragraph-rsid="0010db85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font-size="14pt" fo:text-shadow="none" fo:font-weight="bold" officeooo:rsid="0014e4ef" officeooo:paragraph-rsid="0014e4ef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fo:font-size="14pt" fo:text-shadow="none" style:text-underline-style="none" fo:font-weight="bold" officeooo:rsid="0010db85" officeooo:paragraph-rsid="0010db85" style:font-size-asian="14pt" style:font-weight-asian="bold" style:font-size-complex="14pt" style:font-weight-complex="bold"/>
    </style:style>
    <style:style style:name="P23" style:family="paragraph" style:parent-style-name="Preformatted_20_Text" style:list-style-name="L2">
      <style:paragraph-properties fo:text-align="start" style:justify-single-word="false"/>
      <style:text-properties style:font-name="Liberation Mono" fo:font-size="10pt" fo:text-shadow="none" fo:font-weight="normal" officeooo:rsid="000f7ee5" officeooo:paragraph-rsid="000f7ee5" style:font-size-asian="10pt" style:font-weight-asian="normal" style:font-size-complex="10pt" style:font-weight-complex="normal"/>
    </style:style>
    <style:style style:name="P24" style:family="paragraph" style:parent-style-name="Preformatted_20_Text" style:list-style-name="L5">
      <style:paragraph-properties fo:text-align="start" style:justify-single-word="false"/>
      <style:text-properties style:font-name="Liberation Mono" fo:font-size="10pt" fo:text-shadow="none" style:text-underline-style="none" fo:font-weight="normal" officeooo:rsid="0014e4ef" officeooo:paragraph-rsid="0014e4ef" style:font-size-asian="10pt" style:font-weight-asian="normal" style:font-size-complex="10pt" style:font-weight-complex="normal"/>
    </style:style>
    <style:style style:name="P25" style:family="paragraph" style:parent-style-name="Preformatted_20_Text">
      <style:paragraph-properties fo:margin-left="0.4925in" fo:margin-right="0in" fo:text-align="start" style:justify-single-word="false" fo:text-indent="0in" style:auto-text-indent="false"/>
      <style:text-properties fo:font-size="10pt" officeooo:rsid="000e4357" officeooo:paragraph-rsid="000e4357" style:font-size-asian="8.75pt" style:font-size-complex="10pt"/>
    </style:style>
    <style:style style:name="P26" style:family="paragraph" style:parent-style-name="Preformatted_20_Text">
      <style:paragraph-properties fo:margin-left="0.4925in" fo:margin-right="0in" fo:text-align="start" style:justify-single-word="false" fo:text-indent="0in" style:auto-text-indent="false"/>
      <style:text-properties fo:font-size="10pt" officeooo:rsid="000f7ee5" officeooo:paragraph-rsid="000f7ee5" style:font-size-asian="8.75pt" style:font-size-complex="10pt"/>
    </style:style>
    <style:style style:name="P27" style:family="paragraph" style:parent-style-name="Preformatted_20_Text">
      <style:paragraph-properties fo:margin-left="0.4925in" fo:margin-right="0in" fo:text-align="start" style:justify-single-word="false" fo:text-indent="0in" style:auto-text-indent="false"/>
      <style:text-properties fo:font-size="10pt" officeooo:rsid="000f7ee5" officeooo:paragraph-rsid="000f7ee5" style:font-size-asian="10pt" style:font-size-complex="10pt"/>
    </style:style>
    <style:style style:name="P28" style:family="paragraph" style:parent-style-name="Preformatted_20_Text" style:master-page-name="">
      <loext:graphic-properties draw:fill="none"/>
      <style:paragraph-properties fo:margin-left="0.5in" fo:margin-right="0in" fo:margin-top="0in" fo:margin-bottom="0in" loext:contextual-spacing="false" fo:text-align="start" style:justify-single-word="false" fo:text-indent="0in" style:auto-text-indent="false" style:page-number="auto" fo:background-color="transparent"/>
      <style:text-properties fo:font-size="10pt" officeooo:rsid="000cdd44" officeooo:paragraph-rsid="000cdd44" style:font-size-asian="10pt" style:font-size-complex="10pt"/>
    </style:style>
    <style:style style:name="P29" style:family="paragraph" style:parent-style-name="Preformatted_20_Text">
      <loext:graphic-properties draw:fill="none"/>
      <style:paragraph-properties fo:margin-left="0.5in" fo:margin-right="0in" fo:margin-top="0in" fo:margin-bottom="0in" loext:contextual-spacing="false" fo:text-align="start" style:justify-single-word="false" fo:text-indent="0in" style:auto-text-indent="false" fo:background-color="transparent"/>
      <style:text-properties fo:font-size="10pt" officeooo:rsid="000cdd44" officeooo:paragraph-rsid="000cdd44" style:font-size-asian="10pt" style:font-size-complex="10pt"/>
    </style:style>
    <style:style style:name="P30" style:family="paragraph" style:parent-style-name="Preformatted_20_Text">
      <style:paragraph-properties fo:margin-left="0.4925in" fo:margin-right="0in" fo:text-indent="0in" style:auto-text-indent="false"/>
      <style:text-properties fo:color="#666666" fo:font-size="8pt" officeooo:rsid="0010db85" officeooo:paragraph-rsid="0010db85" style:font-size-asian="8pt" style:font-size-complex="8pt"/>
    </style:style>
    <style:style style:name="P31" style:family="paragraph" style:parent-style-name="Preformatted_20_Text" style:master-page-name="">
      <loext:graphic-properties draw:fill="none"/>
      <style:paragraph-properties fo:margin-left="0.4366in" fo:margin-right="0in" fo:margin-top="0in" fo:margin-bottom="0in" loext:contextual-spacing="false" fo:text-indent="0in" style:auto-text-indent="false" style:page-number="auto" fo:background-color="transparent"/>
      <style:text-properties officeooo:rsid="0010db85" officeooo:paragraph-rsid="0010db85"/>
    </style:style>
    <style:style style:name="P32" style:family="paragraph" style:parent-style-name="Preformatted_20_Text">
      <loext:graphic-properties draw:fill="none"/>
      <style:paragraph-properties fo:margin-left="0.4366in" fo:margin-right="0in" fo:margin-top="0in" fo:margin-bottom="0in" loext:contextual-spacing="false" fo:text-indent="0in" style:auto-text-indent="false" fo:background-color="transparent"/>
      <style:text-properties officeooo:rsid="000cace6" officeooo:paragraph-rsid="000cace6"/>
    </style:style>
    <style:style style:name="P33" style:family="paragraph" style:parent-style-name="Preformatted_20_Text">
      <loext:graphic-properties draw:fill="none"/>
      <style:paragraph-properties fo:margin-left="0.4366in" fo:margin-right="0in" fo:margin-top="0in" fo:margin-bottom="0in" loext:contextual-spacing="false" fo:text-indent="0in" style:auto-text-indent="false" fo:background-color="transparent"/>
      <style:text-properties officeooo:rsid="0010db85" officeooo:paragraph-rsid="0010db85"/>
    </style:style>
    <style:style style:name="P34" style:family="paragraph" style:parent-style-name="Preformatted_20_Text">
      <loext:graphic-properties draw:fill="none"/>
      <style:paragraph-properties fo:margin-left="0.4366in" fo:margin-right="0in" fo:margin-top="0in" fo:margin-bottom="0in" loext:contextual-spacing="false" fo:text-align="start" style:justify-single-word="false" fo:text-indent="0in" style:auto-text-indent="false" fo:background-color="transparent"/>
      <style:text-properties fo:font-size="14pt" fo:text-shadow="none" style:text-underline-style="none" fo:font-weight="bold" officeooo:rsid="0010db85" officeooo:paragraph-rsid="0010db85" style:font-size-asian="14pt" style:font-weight-asian="bold" style:font-size-complex="14pt" style:font-weight-complex="bold"/>
    </style:style>
    <style:style style:name="P35" style:family="paragraph" style:parent-style-name="Preformatted_20_Text">
      <loext:graphic-properties draw:fill="none"/>
      <style:paragraph-properties fo:margin-left="0.4366in" fo:margin-right="0in" fo:margin-top="0in" fo:margin-bottom="0in" loext:contextual-spacing="false" fo:text-align="start" style:justify-single-word="false" fo:text-indent="0in" style:auto-text-indent="false" fo:background-color="transparent"/>
      <style:text-properties fo:font-size="14pt" fo:text-shadow="none" style:text-underline-style="none" fo:font-weight="bold" officeooo:rsid="0010db85" officeooo:paragraph-rsid="0011f4d0" style:font-size-asian="14pt" style:font-weight-asian="bold" style:font-size-complex="14pt" style:font-weight-complex="bold"/>
    </style:style>
    <style:style style:name="P36" style:family="paragraph" style:parent-style-name="Preformatted_20_Text">
      <loext:graphic-properties draw:fill="none"/>
      <style:paragraph-properties fo:margin-left="0.4366in" fo:margin-right="0in" fo:margin-top="0in" fo:margin-bottom="0in" loext:contextual-spacing="false" fo:text-align="start" style:justify-single-word="false" fo:text-indent="0in" style:auto-text-indent="false" fo:background-color="transparent"/>
      <style:text-properties fo:font-size="14pt" fo:text-shadow="none" style:text-underline-style="none" fo:font-weight="bold" officeooo:rsid="0011f4d0" officeooo:paragraph-rsid="0011f4d0" style:font-size-asian="14pt" style:font-weight-asian="bold" style:font-size-complex="14pt" style:font-weight-complex="bold"/>
    </style:style>
    <style:style style:name="P37" style:family="paragraph" style:parent-style-name="Preformatted_20_Text">
      <loext:graphic-properties draw:fill="none"/>
      <style:paragraph-properties fo:margin-left="0.4366in" fo:margin-right="0in" fo:margin-top="0in" fo:margin-bottom="0in" loext:contextual-spacing="false" fo:text-indent="0in" style:auto-text-indent="false" fo:background-color="transparent"/>
      <style:text-properties officeooo:rsid="0011f4d0" officeooo:paragraph-rsid="0011f4d0"/>
    </style:style>
    <style:style style:name="P38" style:family="paragraph" style:parent-style-name="Preformatted_20_Text">
      <loext:graphic-properties draw:fill="none"/>
      <style:paragraph-properties fo:margin-left="0.4366in" fo:margin-right="0in" fo:margin-top="0in" fo:margin-bottom="0in" loext:contextual-spacing="false" fo:text-align="start" style:justify-single-word="false" fo:text-indent="0in" style:auto-text-indent="false" fo:background-color="transparent"/>
      <style:text-properties fo:color="#000000" fo:font-size="14pt" fo:text-shadow="none" style:text-underline-style="none" fo:font-weight="bold" officeooo:rsid="001334c5" officeooo:paragraph-rsid="001334c5" style:font-size-asian="14pt" style:font-weight-asian="bold" style:font-size-complex="14pt" style:font-weight-complex="bold"/>
    </style:style>
    <style:style style:name="P39" style:family="paragraph" style:parent-style-name="Preformatted_20_Text">
      <loext:graphic-properties draw:fill="none"/>
      <style:paragraph-properties fo:margin-left="0.4366in" fo:margin-right="0in" fo:margin-top="0in" fo:margin-bottom="0in" loext:contextual-spacing="false" fo:text-align="start" style:justify-single-word="false" fo:text-indent="0in" style:auto-text-indent="false" fo:background-color="transparent"/>
      <style:text-properties fo:color="#000000" fo:font-size="14pt" fo:text-shadow="none" style:text-underline-style="none" fo:font-weight="bold" officeooo:rsid="0010db85" officeooo:paragraph-rsid="001334c5" style:font-size-asian="14pt" style:font-weight-asian="bold" style:font-size-complex="14pt" style:font-weight-complex="bold"/>
    </style:style>
    <style:style style:name="P40" style:family="paragraph" style:parent-style-name="Preformatted_20_Text">
      <loext:graphic-properties draw:fill="none"/>
      <style:paragraph-properties fo:margin-left="0.4366in" fo:margin-right="0in" fo:margin-top="0in" fo:margin-bottom="0in" loext:contextual-spacing="false" fo:text-align="start" style:justify-single-word="false" fo:text-indent="0in" style:auto-text-indent="false" fo:background-color="transparent"/>
      <style:text-properties fo:color="#000000" fo:font-size="14pt" fo:text-shadow="none" style:text-underline-style="none" fo:font-weight="bold" officeooo:rsid="0010db85" officeooo:paragraph-rsid="0014e4ef" style:font-size-asian="14pt" style:font-weight-asian="bold" style:font-size-complex="14pt" style:font-weight-complex="bold"/>
    </style:style>
    <style:style style:name="P41" style:family="paragraph" style:parent-style-name="Preformatted_20_Text">
      <loext:graphic-properties draw:fill="none"/>
      <style:paragraph-properties fo:margin-left="0.4366in" fo:margin-right="0in" fo:margin-top="0in" fo:margin-bottom="0in" loext:contextual-spacing="false" fo:text-align="start" style:justify-single-word="false" fo:text-indent="0in" style:auto-text-indent="false" fo:background-color="transparent"/>
      <style:text-properties fo:color="#000000" fo:font-size="14pt" fo:text-shadow="none" style:text-underline-style="none" fo:font-weight="bold" officeooo:rsid="0014e4ef" officeooo:paragraph-rsid="0014e4ef" style:font-size-asian="14pt" style:font-weight-asian="bold" style:font-size-complex="14pt" style:font-weight-complex="bold"/>
    </style:style>
    <style:style style:name="P42" style:family="paragraph" style:parent-style-name="Preformatted_20_Text">
      <loext:graphic-properties draw:fill="none"/>
      <style:paragraph-properties fo:margin-left="0.4366in" fo:margin-right="0in" fo:margin-top="0in" fo:margin-bottom="0in" loext:contextual-spacing="false" fo:text-align="start" style:justify-single-word="false" fo:text-indent="0in" style:auto-text-indent="false" fo:background-color="transparent"/>
      <style:text-properties fo:color="#000000" fo:font-size="14pt" fo:text-shadow="none" style:text-underline-style="none" fo:font-weight="bold" officeooo:rsid="0014e4ef" officeooo:paragraph-rsid="0014e4ef" fo:background-color="#ffff99" style:font-size-asian="14pt" style:font-weight-asian="bold" style:font-size-complex="14pt" style:font-weight-complex="bold"/>
    </style:style>
    <style:style style:name="P43" style:family="paragraph" style:parent-style-name="Preformatted_20_Text">
      <loext:graphic-properties draw:fill="none"/>
      <style:paragraph-properties fo:margin-left="0.4366in" fo:margin-right="0in" fo:margin-top="0in" fo:margin-bottom="0in" loext:contextual-spacing="false" fo:text-align="start" style:justify-single-word="false" fo:text-indent="0in" style:auto-text-indent="false" fo:background-color="transparent"/>
      <style:text-properties fo:color="#000000" fo:font-size="10pt" fo:text-shadow="none" style:text-underline-style="none" fo:font-weight="normal" officeooo:rsid="001334c5" officeooo:paragraph-rsid="001334c5" style:font-size-asian="10pt" style:font-weight-asian="normal" style:font-size-complex="10pt" style:font-weight-complex="normal"/>
    </style:style>
    <style:style style:name="P44" style:family="paragraph" style:parent-style-name="Preformatted_20_Text" style:master-page-name="">
      <loext:graphic-properties draw:fill="none"/>
      <style:paragraph-properties fo:margin-left="0.4366in" fo:margin-right="0in" fo:margin-top="0in" fo:margin-bottom="0in" loext:contextual-spacing="false" fo:text-indent="0in" style:auto-text-indent="false" style:page-number="auto" fo:background-color="transparent"/>
      <style:text-properties fo:font-weight="bold" officeooo:rsid="0010db85" officeooo:paragraph-rsid="0010db85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 fo:break-before="page"/>
      <style:text-properties fo:font-size="14pt" fo:text-shadow="none" fo:font-weight="bold" officeooo:rsid="0010db85" officeooo:paragraph-rsid="0010db85" style:font-size-asian="14pt" style:font-weight-asian="bold" style:font-size-complex="14pt" style:font-weight-complex="bold"/>
    </style:style>
    <style:style style:name="T1" style:family="text">
      <style:text-properties style:font-size-asian="8.75pt"/>
    </style:style>
    <style:style style:name="T2" style:family="text">
      <style:text-properties officeooo:rsid="000f7ee5"/>
    </style:style>
    <style:style style:name="T3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text-shadow="none" fo:font-weight="normal" officeooo:rsid="000f7ee5" style:font-size-asian="10pt" style:font-weight-asian="normal" style:font-size-complex="10pt" style:font-weight-complex="normal"/>
    </style:style>
    <style:style style:name="T5" style:family="text">
      <style:text-properties fo:font-size="10pt" fo:text-shadow="none" fo:font-weight="normal" officeooo:rsid="0010db85" style:font-size-asian="10pt" style:font-weight-asian="normal" style:font-size-complex="10pt" style:font-weight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11f4d0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14e4ef" style:font-size-asian="10pt" style:font-weight-asian="normal" style:font-size-complex="10pt" style:font-weight-complex="normal"/>
    </style:style>
    <style:style style:name="T9" style:family="text">
      <style:text-properties officeooo:rsid="0010db8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666666"/>
    </style:style>
    <style:style style:name="T12" style:family="text">
      <style:text-properties fo:color="#666666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color="#666666" fo:font-size="10pt" fo:font-weight="normal" officeooo:rsid="0011f4d0" style:font-size-asian="10pt" style:font-weight-asian="normal" style:font-size-complex="10pt" style:font-weight-complex="normal"/>
    </style:style>
    <style:style style:name="T14" style:family="text">
      <style:text-properties fo:color="#666666" fo:font-size="10pt" fo:font-weight="normal" officeooo:rsid="001334c5" style:font-size-asian="10pt" style:font-weight-asian="normal" style:font-size-complex="10pt" style:font-weight-complex="normal"/>
    </style:style>
    <style:style style:name="T15" style:family="text">
      <style:text-properties fo:color="#666666" fo:font-size="10pt" fo:font-weight="normal" officeooo:rsid="0014e4ef" style:font-size-asian="10pt" style:font-weight-asian="normal" style:font-size-complex="10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1f4d0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11f4d0" style:font-size-asian="12pt" style:font-size-complex="12pt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11f4d0" style:font-size-asian="12pt" style:font-weight-asian="normal" style:font-size-complex="12pt" style:font-weight-complex="normal"/>
    </style:style>
    <style:style style:name="T22" style:family="text">
      <style:text-properties officeooo:rsid="0014e4ef"/>
    </style:style>
    <style:style style:name="T23" style:family="text">
      <style:text-properties style:text-underline-style="none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TP Server &amp; Client</text:p>
      <text:p text:style-name="P3">with Huffman Encoder</text:p>
      <text:p text:style-name="P3"/>
      <text:p text:style-name="P21">Author</text:p>
      <text:p text:style-name="P10"><text:tab/></text:p>
      <text:p text:style-name="P10"><text:span text:style-name="T16"><text:tab/>高伯文, EE, NSYSU <text:s/>(B013012011)</text:span></text:p>
      <text:p text:style-name="P19"/>
      <text:p text:style-name="P18">Requirement</text:p>
      <text:list xml:id="list3352488044170155295" text:style-name="L1">
        <text:list-item>
          <text:p text:style-name="P7"><text:span text:style-name="T4">CMAKE 3.3 ABOVE</text:span></text:p>
        </text:list-item>
        <text:list-item>
          <text:p text:style-name="P17"><text:span text:style-name="T3">c++ compiler with c+</text:span><text:span text:style-name="T5">+</text:span><text:span text:style-name="T3">11 supported </text:span></text:p>
          <text:p text:style-name="P17"><text:span text:style-name="T3"/></text:p>
        </text:list-item>
      </text:list>
      <text:p text:style-name="P5">Build</text:p>
      <text:p text:style-name="P8">following instruction will build the top level C<text:span text:style-name="T22">M</text:span>akeList</text:p>
      <text:p text:style-name="P9"><text:span text:style-name="T1"/></text:p>
      <text:p text:style-name="P25">cd &lt;path/to/<text:span text:style-name="T2">root</text:span>&gt;</text:p>
      <text:p text:style-name="P25">mkdir build</text:p>
      <text:p text:style-name="P25">cd build</text:p>
      <text:p text:style-name="P25">cmake ../ftp_huffman</text:p>
      <text:p text:style-name="P26">make</text:p>
      <text:p text:style-name="P26"/>
      <text:p text:style-name="P28"><text:span text:style-name="T2">after entering the command above the folder structure suppose to look like this</text:span></text:p>
      <text:p text:style-name="P29"/>
      <text:p text:style-name="P27">root.</text:p>
      <text:p text:style-name="P27">├── build</text:p>
      <text:p text:style-name="P27">│   ├── CMakeCache.txt</text:p>
      <text:p text:style-name="P27">│   ├── CMakeFiles</text:p>
      <text:p text:style-name="P27">│   ├── cmake_install.cmake</text:p>
      <text:p text:style-name="P27">│   ├── Huffman</text:p>
      <text:p text:style-name="P27">│   ├── HW2_FtpClient</text:p>
      <text:p text:style-name="P27">│   ├── HW2_FtpServer</text:p>
      <text:p text:style-name="P27">│   └── Makefile</text:p>
      <text:p text:style-name="P27">└── ftp_huffman</text:p>
      <text:p text:style-name="P27"><text:s text:c="4"/>├── CMakeLists.txt</text:p>
      <text:p text:style-name="P27"><text:s text:c="4"/>├── Huffman</text:p>
      <text:p text:style-name="P27"><text:s text:c="4"/>├── HW2_FtpClient</text:p>
      <text:p text:style-name="P27"><text:s text:c="4"/>├── HW2_FtpServer</text:p>
      <text:p text:style-name="P27"><text:s text:c="4"/>└── README.odt</text:p>
      <text:p text:style-name="P1"><text:s/></text:p>
      <text:p text:style-name="P4"/>
      <text:p text:style-name="P20">Execute</text:p>
      <text:p text:style-name="P11"><text:tab/></text:p>
      <text:list xml:id="list4058418009685140027" text:style-name="L2">
        <text:list-item>
          <text:p text:style-name="P14">enter the build folder</text:p>
          <text:list>
            <text:list-item>
              <text:p text:style-name="P12">cd &lt;path/to/build/folder&gt;</text:p>
            </text:list-item>
          </text:list>
        </text:list-item>
        <text:list-item>
          <text:p text:style-name="P14"><text:span text:style-name="T9">Execute</text:span> Server</text:p>
          <text:list>
            <text:list-item>
              <text:p text:style-name="P15">#in build folder</text:p>
            </text:list-item>
            <text:list-item>
              <text:p text:style-name="P12">cd HW2_FtpServer/</text:p>
            </text:list-item>
            <text:list-item>
              <text:p text:style-name="P12">./ftpClient</text:p>
            </text:list-item>
          </text:list>
        </text:list-item>
        <text:list-item>
          <text:p text:style-name="P14"><text:span text:style-name="T9">Execute</text:span> Client</text:p>
        </text:list-item>
      </text:list>
      <text:list xml:id="list4956804195827828540" text:style-name="L5">
        <text:list-item>
          <text:list>
            <text:list-item>
              <text:p text:style-name="P24">#in build folder</text:p>
            </text:list-item>
          </text:list>
        </text:list-item>
      </text:list>
      <text:list xml:id="list163628295062622" text:continue-list="list4058418009685140027" text:style-name="L2">
        <text:list-item>
          <text:list>
            <text:list-item>
              <text:p text:style-name="P6">cd HW2_FtpClient/</text:p>
            </text:list-item>
            <text:list-item>
              <text:p text:style-name="P23">./ftpServer</text:p>
            </text:list-item>
          </text:list>
        </text:list-item>
      </text:list>
      <text:p text:style-name="P11"/>
      <text:p text:style-name="P13"/>
      <text:p text:style-name="P45"><text:span text:style-name="T23">Usage</text:span></text:p>
      <text:p text:style-name="P35"><text:span text:style-name="T19"/></text:p>
      <text:p text:style-name="P35"><text:span text:style-name="T19">Server</text:span></text:p>
      <text:p text:style-name="P34"><text:span text:style-name="T6">After executing the server program, server is not ready yet. However, server will </text:span><text:span text:style-name="T7">be ready to server with a single command.</text:span></text:p>
      <text:p text:style-name="P36"><text:span text:style-name="T7"/></text:p>
      <text:p text:style-name="P35"><text:span text:style-name="T12"><text:tab/>$</text:span><text:span text:style-name="T13">server</text:span><text:span text:style-name="T12">&gt; </text:span><text:span text:style-name="T13">run</text:span></text:p>
      <text:p text:style-name="P36"><text:span text:style-name="T13"/></text:p>
      <text:p text:style-name="P36"><text:span text:style-name="T6">Now, the server will be ready to serve client on the default ip 127.0.0.1 and port 8000.</text:span></text:p>
      <text:p text:style-name="P36"><text:span text:style-name="T6"/></text:p>
      <text:p text:style-name="P36"><text:span text:style-name="T6"/></text:p>
      <text:p text:style-name="P36"><text:span text:style-name="T6"/></text:p>
      <text:p text:style-name="P36"><text:span text:style-name="T6">You can also specify the ip and port by providing the extra parameters.</text:span></text:p>
      <text:p text:style-name="P35"><text:span text:style-name="T12"><text:tab/></text:span></text:p>
      <text:p text:style-name="P35"><text:span text:style-name="T12"><text:tab/>$</text:span><text:span text:style-name="T13">server</text:span><text:span text:style-name="T12">&gt; </text:span><text:span text:style-name="T13">run 192.168.0.2 6000</text:span></text:p>
      <text:p text:style-name="P35"/>
      <text:p text:style-name="P36"><text:span text:style-name="T6">For more details, please </text:span><text:span text:style-name="T8">use</text:span><text:span text:style-name="T6"> “help” in the server command line.</text:span></text:p>
      <text:p text:style-name="P35"><text:span text:style-name="T12"><text:tab/></text:span></text:p>
      <text:p text:style-name="P35"><text:span text:style-name="T12"><text:tab/>$</text:span><text:span text:style-name="T13">server</text:span><text:span text:style-name="T12">&gt; </text:span><text:span text:style-name="T13">help</text:span></text:p>
      <text:p text:style-name="P35"><text:span text:style-name="T13"/></text:p>
      <text:p text:style-name="P38"><text:span text:style-name="T19"/></text:p>
      <text:p text:style-name="P38"><text:span text:style-name="T19">C</text:span><text:span text:style-name="T18">lient</text:span></text:p>
      <text:p text:style-name="P43">To connect to a ready-to-serve server, simply use “connect” command.</text:p>
      <text:p text:style-name="P39"><text:span text:style-name="T12"><text:tab/></text:span></text:p>
      <text:p text:style-name="P39"><text:span text:style-name="T12"><text:tab/>$</text:span><text:span text:style-name="T13">server</text:span><text:span text:style-name="T12">&gt; </text:span><text:span text:style-name="T15">connect</text:span></text:p>
      <text:p text:style-name="P39"><text:span text:style-name="T13"/></text:p>
      <text:p text:style-name="P38"><text:span text:style-name="T13"><text:tab/><text:tab/><text:tab/></text:span><text:span text:style-name="T21">o</text:span><text:span text:style-name="T20">r</text:span></text:p>
      <text:p text:style-name="P38"><text:span text:style-name="T20"/></text:p>
      <text:p text:style-name="P40"><text:span text:style-name="T12"><text:tab/>$</text:span><text:span text:style-name="T14">client</text:span><text:span text:style-name="T12">&gt; </text:span><text:span text:style-name="T15">connect</text:span><text:span text:style-name="T13"> 192.168.0.</text:span><text:span text:style-name="T14">2</text:span><text:span text:style-name="T13"> 6000</text:span></text:p>
      <text:p text:style-name="P39"><text:span text:style-name="T13"/></text:p>
      <text:p text:style-name="P41"><text:span text:style-name="T6">By default, the “run” command will connect the local host (127.0.0.1) server with port 8000.</text:span></text:p>
      <text:p text:style-name="P41"><text:span text:style-name="T6"/></text:p>
      <text:p text:style-name="P41"><text:span text:style-name="T6">To specify the file to upload, “upload” command will be used. </text:span></text:p>
      <text:p text:style-name="P42"><text:span text:style-name="T6">You have to connect to the server first before you can upload a file.</text:span></text:p>
      <text:p text:style-name="P41"><text:span text:style-name="T6"/></text:p>
      <text:p text:style-name="P40"><text:span text:style-name="T12"><text:tab/>$</text:span><text:span text:style-name="T14">client</text:span><text:span text:style-name="T12">&gt; </text:span><text:span text:style-name="T15">upload file.txt</text:span></text:p>
      <text:p text:style-name="P41"><text:span text:style-name="T12"/></text:p>
      <text:p text:style-name="P22"/>
      <text:p text:style-name="P22"><text:tab/></text:p>
      <text:p text:style-name="P22">Extra knowledge</text:p>
      <text:p text:style-name="P16"><text:span text:style-name="T3"/></text:p>
      <text:p text:style-name="P44">Help</text:p>
      <text:p text:style-name="P32">“<text:span text:style-name="T9">help” command is available in both client and server. Take server's help command as example. </text:span></text:p>
      <text:p text:style-name="P30">server &gt;</text:p>
      <text:p text:style-name="P30">help</text:p>
      <text:p text:style-name="P30">////////// help //////////</text:p>
      <text:p text:style-name="P30"><text:s/>run [server ip] [port]--open a new server with ip and port provided</text:p>
      <text:p text:style-name="P30"><text:s/>stop [pid]--------------stop a server by specifying its pid (status can tell)</text:p>
      <text:p text:style-name="P30"><text:s/>status------------------the server which are running now</text:p>
      <text:p text:style-name="P30"><text:s/>quit--------------------end all servers and quit program</text:p>
      <text:p text:style-name="P30"><text:s/>help--------------------show this help</text:p>
      <text:p text:style-name="P31"><text:span text:style-name="T10"/></text:p>
      <text:p text:style-name="P33"><text:span text:style-name="T10"/></text:p>
      <text:p text:style-name="P33"><text:span text:style-name="T10">Encoding and Decoding</text:span></text:p>
      <text:p text:style-name="P37">While using “upload” command in client, the specified file will be automatically encoded into &lt;file&gt;.enc and &lt;file&gt;.tree. Both of them will then sent to server to be decoded.</text:p>
      <text:p text:style-name="P33"/>
      <text:p text:style-name="P33"/>
      <text:p text:style-name="P33"><text:soft-page-break/>For encoding feature, it's available <text:span text:style-name="T17">separately</text:span> in client with encode command.</text:p>
      <text:p text:style-name="P33"><text:tab/></text:p>
      <text:p text:style-name="P33"><text:tab/><text:span text:style-name="T11">$client&gt; encode file.txt</text:span></text:p>
      <text:p text:style-name="P33"/>
      <text:p text:style-name="P33">The file.txt will be encoded into two file then saved (“file.txt.enc” and “file.txt.tree”). </text:p>
      <text:p text:style-name="P33"/>
      <text:p text:style-name="P33">With these two files, we can obtain the original file by using decode command in client</text:p>
      <text:p text:style-name="P33"/>
      <text:p text:style-name="P33"><text:tab/><text:span text:style-name="T11">$client&gt; decode file.txt</text:span></text:p>
      <text:p text:style-name="P33"><text:span text:style-name="T11"/></text:p>
      <text:p text:style-name="P37"><text:span text:style-name="T11"/></text:p>
      <text:p text:style-name="P33"><text:span text:style-name="T11"/></text:p>
      <text:p text:style-name="P33"><text:span text:style-name="T11"/></text:p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9T16:36:27.354878429</dc:date>
    <meta:editing-duration>PT39M51S</meta:editing-duration>
    <meta:editing-cycles>6</meta:editing-cycles>
    <meta:generator>LibreOffice/4.4.6.3$Linux_X86_64 LibreOffice_project/40m0$Build-3</meta:generator>
    <meta:document-statistic meta:table-count="0" meta:image-count="0" meta:object-count="0" meta:page-count="3" meta:paragraph-count="86" meta:word-count="404" meta:character-count="2537" meta:non-whitespace-character-count="2167"/>
  </office:meta>
</office:document-meta>
</file>